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9.812cm" svg:height="8.3cm" draw:transform="skewX (6.02079890282466E-017) rotate (-0.732863752912419) translate (6.37477473659761cm -1.62708452299695cm)" svg:viewBox="0 0 29813 8301" svg:d="m0 6091c4036 0 4906 2311 6965 2207s1888-2237 1739-3449-691-3010-164-3620 513-327 1925-253 7426 6905 8162 3687 386-3308 713-4140 1583-484 2490-223 7983 348 7983 348">
          <text:p/>
        </draw:path>
        <draw:line draw:style-name="gr2" draw:text-style-name="P1" draw:layer="layout" svg:x1="14.1cm" svg:y1="19cm" svg:x2="14.1cm" svg:y2="2cm">
          <text:p/>
        </draw:line>
        <draw:line draw:style-name="gr2" draw:text-style-name="P1" draw:layer="layout" svg:x1="2cm" svg:y1="12.1cm" svg:x2="28.4cm" svg:y2="12.1cm">
          <text:p/>
        </draw:line>
        <draw:line draw:style-name="gr1" draw:text-style-name="P1" draw:layer="layout" svg:x1="12.2cm" svg:y1="5cm" svg:x2="12.2cm" svg:y2="12cm">
          <text:p/>
        </draw:line>
        <draw:line draw:style-name="gr1" draw:text-style-name="P1" draw:layer="layout" svg:x1="4cm" svg:y1="5cm" svg:x2="4cm" svg:y2="12cm">
          <text:p/>
        </draw:line>
        <draw:line draw:style-name="gr1" draw:text-style-name="P1" draw:layer="layout" svg:x1="14.7cm" svg:y1="11.7cm" svg:x2="14.7cm" svg:y2="12.1cm">
          <text:p/>
        </draw:line>
        <draw:line draw:style-name="gr1" draw:text-style-name="P1" draw:layer="layout" svg:x1="20.8cm" svg:y1="11.6cm" svg:x2="20.8cm" svg:y2="12.1cm">
          <text:p/>
        </draw:line>
        <draw:frame draw:style-name="gr3" draw:layer="layout" svg:width="1.056cm" svg:height="1.286cm" svg:x="3.9cm" svg:y="13cm">
          <draw:text-box>
            <text:p>a<text:span text:style-name="T1">1</text:span></text:p>
          </draw:text-box>
        </draw:frame>
        <draw:frame draw:style-name="gr3" draw:layer="layout" svg:width="1.056cm" svg:height="1.286cm" svg:x="11.744cm" svg:y="13cm">
          <draw:text-box>
            <text:p><text:span text:style-name="T2">b</text:span><text:span text:style-name="T1">1</text:span></text:p>
          </draw:text-box>
        </draw:frame>
        <draw:frame draw:style-name="gr3" draw:layer="layout" svg:width="1.056cm" svg:height="1.286cm" svg:x="14.2cm" svg:y="13.1cm">
          <draw:text-box>
            <text:p>a<text:span text:style-name="T1">2</text:span></text:p>
          </draw:text-box>
        </draw:frame>
        <draw:frame draw:style-name="gr4" draw:layer="layout" svg:width="1.056cm" svg:height="1.171cm" svg:x="20.3cm" svg:y="13.1cm">
          <draw:text-box>
            <text:p><text:span text:style-name="T2">b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e </meta:initial-creator>
    <meta:creation-date>2013-08-02T16:07:56</meta:creation-date>
    <dc:date>2013-08-02T16:13:53</dc:date>
    <dc:creator>stephane </dc:creator>
    <meta:editing-duration>P0D</meta:editing-duration>
    <meta:editing-cycles>1</meta:editing-cycles>
    <meta:document-statistic meta:object-count="11"/>
    <meta:generator>LibreOffice/3.5$Linux_X86_64 LibreOffice_project/350m1$Build-2</meta:generator>
  </office:meta>
</office:document-meta>
</file>